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none" style:text-line-through-type="none" style:text-underline-style="none" fo:font-weight="normal" officeooo:rsid="00bc4826" officeooo:paragraph-rsid="00141111" style:font-weight-asian="normal" style:font-weight-complex="normal"/>
    </style:style>
    <style:style style:name="P2" style:family="paragraph" style:parent-style-name="Standard">
      <style:text-properties style:text-line-through-style="none" style:text-line-through-type="none" style:text-underline-style="none" fo:font-weight="normal" officeooo:rsid="00bc4826" officeooo:paragraph-rsid="00141111" style:font-weight-asian="normal" style:font-weight-complex="normal"/>
    </style:style>
    <style:style style:name="P3" style:family="paragraph" style:parent-style-name="Standard" style:list-style-name="L1">
      <style:text-properties style:text-line-through-style="none" style:text-line-through-type="none" style:text-underline-style="none" fo:font-weight="normal" officeooo:rsid="00b4ec1b" officeooo:paragraph-rsid="00141111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b4ec1b" officeooo:paragraph-rsid="00141111" style:font-weight-asian="normal" style:font-weight-complex="normal"/>
    </style:style>
    <style:style style:name="P5" style:family="paragraph" style:parent-style-name="Standard" style:list-style-name="L1">
      <style:text-properties style:text-line-through-style="none" style:text-line-through-type="none" style:text-underline-style="none" fo:font-weight="normal" officeooo:rsid="00b67b2d" officeooo:paragraph-rsid="0014111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style:text-underline-style="none" fo:font-weight="normal" officeooo:rsid="00b7a6d6" officeooo:paragraph-rsid="00141111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style:text-underline-style="none" fo:font-weight="normal" officeooo:rsid="00be1226" officeooo:paragraph-rsid="00141111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style:text-underline-style="none" fo:font-weight="normal" officeooo:rsid="00152ec3" officeooo:paragraph-rsid="00152ec3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style:text-underline-style="none" fo:font-weight="normal" officeooo:rsid="001672a1" officeooo:paragraph-rsid="001672a1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style:text-underline-style="none" fo:font-weight="normal" officeooo:rsid="0018e0a0" officeooo:paragraph-rsid="0018e0a0" style:font-weight-asian="normal" style:font-weight-complex="normal"/>
    </style:style>
    <style:style style:name="T1" style:family="text">
      <style:text-properties officeooo:rsid="00b7e9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für das finale Training für den neuen Datensatz</text:h>
      <text:p text:style-name="Text_20_body"/>
      <text:p text:style-name="P4">Ganz konkret:</text:p>
      <text:list xml:id="list3676282828" text:style-name="L1">
        <text:list-item>
          <text:p text:style-name="P3">welle 4 in excel laden, „;“ rauslöschen, in utf-8 speichern</text:p>
        </text:list-item>
        <text:list-item>
          <text:p text:style-name="P3">neuen run python file erstellen, das müsste combi sein aber angepasst so dass:</text:p>
          <text:list>
            <text:list-item>
              <text:p text:style-name="P3">kein k-fold cross validation</text:p>
            </text:list-item>
            <text:list-item>
              <text:p text:style-name="P3">abspeichern von trainierten modellen (meta, ft, combi)</text:p>
            </text:list-item>
            <text:list-item>
              <text:p text:style-name="P3">abspeichern von datensätzen in zwischenschritten?</text:p>
            </text:list-item>
            <text:list-item>
              <text:p text:style-name="P5">Das konkrete testset lasse ich dann erst bei jupyter notebook durchlaufen? Oder nicht?</text:p>
            </text:list-item>
            <text:list-item>
              <text:p text:style-name="P5">Logge ich das bei wandb?</text:p>
            </text:list-item>
            <text:list-item>
              <text:p text:style-name="P6">Nehme ich nur ein combi modell oder 2 verschiedene? <text:span text:style-name="T1">(also linear und ein 2.?)</text:span></text:p>
            </text:list-item>
            <text:list-item>
              <text:p text:style-name="P7">mehr spannbreite bei den confidences, 0.4, 0.45 und über 0.999 hinausgehen, xgboost hat da noch zu viele datenpunkte gelabelt!</text:p>
            </text:list-item>
          </text:list>
        </text:list-item>
        <text:list-item>
          <text:p text:style-name="P1">Ich werde da noch ein wenig drüber nachdenken ob ich das mache, und währenddessen erstmal die background section weiterschreiben</text:p>
        </text:list-item>
      </text:list>
      <text:p text:style-name="P2"/>
      <text:p text:style-name="P8">Was steht schon fest:</text:p>
      <text:p text:style-name="P8">meta_zusatzdaten = true → muss aber noch abändern dass nur welle 2 zusatzdaten sind</text:p>
      <text:p text:style-name="P8">meta_model = XGBoost</text:p>
      <text:p text:style-name="P8">fasttext_model = nn</text:p>
      <text:p text:style-name="P8">combi_model = linear</text:p>
      <text:p text:style-name="P9">keyboard_aug = true</text:p>
      <text:p text:style-name="P9">random_seed = 444?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2:07:09.733000000</meta:creation-date>
    <dc:date>2022-04-27T20:10:14.847000000</dc:date>
    <meta:editing-duration>PT22H3M2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163" meta:character-count="984" meta:non-whitespace-character-count="850"/>
  </office:meta>
</office:document-meta>
</file>